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25-03-2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576" calcext:value-type="float">
            <text:p>65.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24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672" calcext:value-type="float">
            <text:p>65.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24-09-19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24-06-19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336" calcext:value-type="float">
            <text:p>64.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24-03-13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192" calcext:value-type="float">
            <text:p>64.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23-12-07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288" calcext:value-type="float">
            <text:p>64.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23-09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48" calcext:value-type="float">
            <text:p>65.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23-06-0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" calcext:value-type="float">
            <text:p>64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23-03-21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22-1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288" calcext:value-type="float">
            <text:p>64.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22-09-21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192" calcext:value-type="float">
            <text:p>64.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22-06-08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22-04-20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21-12-14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21-09-28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376" calcext:value-type="float">
            <text:p>64.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21-06-01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04" calcext:value-type="float">
            <text:p>64.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21-03-24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20-12-09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088" calcext:value-type="float">
            <text:p>64.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20-09-22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088" calcext:value-type="float">
            <text:p>64.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20-06-18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512" calcext:value-type="float">
            <text:p>63.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20-03-17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19-12-12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19-09-11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19-06-04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19-03-19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464" calcext:value-type="float">
            <text:p>63.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18-12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464" calcext:value-type="float">
            <text:p>63.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18-09-13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416" calcext:value-type="float">
            <text:p>63.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18-06-07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176" calcext:value-type="float">
            <text:p>63.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18-03-14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272" calcext:value-type="float">
            <text:p>63.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17-12-12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17-09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464" calcext:value-type="float">
            <text:p>63.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17-06-27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936" calcext:value-type="float">
            <text:p>63.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17-03-20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936" calcext:value-type="float">
            <text:p>63.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13-08-06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13-03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12-07-31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7528" calcext:value-type="float">
            <text:p>62.5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12-03-05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5464" calcext:value-type="float">
            <text:p>62.0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1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4608" calcext:value-type="float">
            <text:p>62.0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11-02-2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7344" calcext:value-type="float">
            <text:p>61.8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10-08-24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724" calcext:value-type="float">
            <text:p>61.7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07-09-26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0896" calcext:value-type="float">
            <text:p>61.2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06-08-1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7704" calcext:value-type="float">
            <text:p>60.8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06-06-22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568" calcext:value-type="float">
            <text:p>60.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04-08-03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4888" calcext:value-type="float">
            <text:p>60.4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04-05-04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0024" calcext:value-type="float">
            <text:p>60.3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04-02-1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03-11-05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03-08-04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7624" calcext:value-type="float">
            <text:p>60.2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03-05-07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03-02-12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7728" calcext:value-type="float">
            <text:p>60.3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02-11-1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1632" calcext:value-type="float">
            <text:p>60.3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02-08-15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7728" calcext:value-type="float">
            <text:p>60.3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02-04-2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02-02-2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0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01-08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01-05-1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01-02-14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00-11-2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7816" calcext:value-type="float">
            <text:p>59.4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00-08-08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00-05-0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2000-02-23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3096" calcext:value-type="float">
            <text:p>59.8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99-11-0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7104" calcext:value-type="float">
            <text:p>59.8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99-08-1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99-05-1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6208" calcext:value-type="float">
            <text:p>59.5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99-02-10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1928" calcext:value-type="float">
            <text:p>59.6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98-11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8608" calcext:value-type="float">
            <text:p>59.7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98-08-03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98-05-0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9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4976" calcext:value-type="float">
            <text:p>59.6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97-11-0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97-08-04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3848" calcext:value-type="float">
            <text:p>59.7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97-05-06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3264" calcext:value-type="float">
            <text:p>59.6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97-02-12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1656" calcext:value-type="float">
            <text:p>59.7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96-11-0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0424" calcext:value-type="float">
            <text:p>59.7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96-08-0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2992" calcext:value-type="float">
            <text:p>59.7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96-05-06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96-02-05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95-11-07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95-08-0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95-05-11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22" calcext:value-type="float">
            <text:p>59.5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94-11-08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6416" calcext:value-type="float">
            <text:p>59.7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94-07-2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0968" calcext:value-type="float">
            <text:p>59.5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94-05-0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5624" calcext:value-type="float">
            <text:p>59.4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94-02-10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4832" calcext:value-type="float">
            <text:p>59.2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93-11-02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93-08-0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3056" calcext:value-type="float">
            <text:p>59.5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93-05-0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6104" calcext:value-type="float">
            <text:p>59.5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92-11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92-08-04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92-05-06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5832" calcext:value-type="float">
            <text:p>59.6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92-02-0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4704" calcext:value-type="float">
            <text:p>59.7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91-11-0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91-07-02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91-03-2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076" calcext:value-type="float">
            <text:p>59.4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91-01-1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3536" calcext:value-type="float">
            <text:p>59.5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9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7544" calcext:value-type="float">
            <text:p>59.5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9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5728" calcext:value-type="float">
            <text:p>59.5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9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9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3056" calcext:value-type="float">
            <text:p>59.5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8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8128" calcext:value-type="float">
            <text:p>59.6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8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8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4832" calcext:value-type="float">
            <text:p>59.2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8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1032" calcext:value-type="float">
            <text:p>59.3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8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3432" calcext:value-type="float">
            <text:p>59.4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8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9424" calcext:value-type="float">
            <text:p>59.3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8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0616" calcext:value-type="float">
            <text:p>59.0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4256" calcext:value-type="float">
            <text:p>57.6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8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5584" calcext:value-type="float">
            <text:p>59.1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8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8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212" calcext:value-type="float">
            <text:p>58.8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9552" calcext:value-type="float">
            <text:p>58.8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86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9112" calcext:value-type="float">
            <text:p>59.1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86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5648" calcext:value-type="float">
            <text:p>58.9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86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9176" calcext:value-type="float">
            <text:p>58.9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8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5752" calcext:value-type="float">
            <text:p>58.9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8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1096" calcext:value-type="float">
            <text:p>59.0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8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8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164" calcext:value-type="float">
            <text:p>58.8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8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668" calcext:value-type="float">
            <text:p>57.2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8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0888" calcext:value-type="float">
            <text:p>58.9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8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8384" calcext:value-type="float">
            <text:p>58.6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8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3" calcext:value-type="float">
            <text:p>58.2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8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9176" calcext:value-type="float">
            <text:p>58.9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8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2808" calcext:value-type="float">
            <text:p>59.0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8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4208" calcext:value-type="float">
            <text:p>58.8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8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0136" calcext:value-type="float">
            <text:p>59.0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8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596" calcext:value-type="float">
            <text:p>59.1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8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5856" calcext:value-type="float">
            <text:p>59.0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8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1264" calcext:value-type="float">
            <text:p>58.8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8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164" calcext:value-type="float">
            <text:p>58.8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8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164" calcext:value-type="float">
            <text:p>58.8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8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5544" calcext:value-type="float">
            <text:p>58.8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41</text:p>
          </table:table-cell>
          <table:table-cell office:value-type="string" calcext:value-type="string">
            <text:p>D-44</text:p>
          </table:table-cell>
          <table:table-cell office:value-type="string" calcext:value-type="string">
            <text:p>198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58" meta:object-count="0"/>
    <meta:user-defined meta:name="AppVersion">3.0</meta:user-defined>
  </office:meta>
</office:document-meta>
</file>